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ffffff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ffffff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574cm"/>
    </style:style>
    <style:style style:name="gr4" style:family="graphic" style:parent-style-name="objectwithoutfill">
      <style:graphic-properties svg:stroke-width="0.254cm" svg:stroke-color="#00ffff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5" style:family="graphic" style:parent-style-name="objectwithoutfill">
      <style:graphic-properties svg:stroke-width="0.305cm" svg:stroke-color="#ffff00" draw:marker-start-width="0.503cm" draw:marker-end-width="0.503cm" draw:fill="none" draw:textarea-horizontal-align="center" draw:textarea-vertical-align="middle" fo:padding-top="0.276cm" fo:padding-bottom="0.276cm" fo:padding-left="0.401cm" fo:padding-right="0.4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color="#ffffff" fo:font-size="3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size="32pt" fo:font-weight="bold"/>
    </style:style>
    <style:style style:name="T1" style:family="text">
      <style:text-properties fo:color="#ffffff" fo:font-size="32pt"/>
    </style:style>
    <style:style style:name="T2" style:family="text">
      <style:text-properties fo:color="#ffffff" fo:font-size="3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3.582cm" svg:y1="2.117cm" svg:x2="3.582cm" svg:y2="10.529cm">
          <text:p text:style-name="P4"/>
        </draw:line>
        <draw:line draw:style-name="gr2" draw:text-style-name="P3" draw:layer="layout" svg:x1="3.636cm" svg:y1="10.583cm" svg:x2="18.073cm" svg:y2="10.583cm">
          <text:p text:style-name="P2"><text:span text:style-name="T1"/></text:p>
          <text:p text:style-name="P2"><text:span text:style-name="T1"/></text:p>
          <text:p text:style-name="P2"><text:span text:style-name="T1">time</text:span></text:p>
        </draw:line>
        <draw:frame draw:style-name="gr3" draw:text-style-name="P5" draw:layer="layout" svg:width="1.085cm" svg:height="1.824cm" svg:x="1.9cm" svg:y="2.279cm">
          <draw:text-box>
            <text:p text:style-name="P4"><text:span text:style-name="T2">y</text:span></text:p>
          </draw:text-box>
        </draw:frame>
        <draw:path draw:style-name="gr4" draw:text-style-name="P1" draw:layer="layout" svg:width="14.056cm" svg:height="6.361cm" svg:x="3.636cm" svg:y="3.841cm" svg:viewBox="0 0 14057 6362" svg:d="m0 6362c127-597 217-1199 380-1791 168-610 411-1190 597-1791 197-638 596-1187 868-1791 305-680 992-921 1629-977 591-52 1252 49 1628 706 323 565 509 1141 814 1683 333 592 566 1249 1248 1628 507 281 1193 1059 1683 542 406-428 673-1179 1411-1139 751 41 1323 586 2008 705 954 166 935 1144 1737 1411 0 0 0 0 54 109">
          <text:p text:style-name="P4"/>
        </draw:path>
        <draw:path draw:style-name="gr5" draw:text-style-name="P1" draw:layer="layout" svg:width="12.699cm" svg:height="5.693cm" svg:x="4.667cm" svg:y="4.672cm" svg:viewBox="0 0 12700 5694" svg:d="m0 5694c651-302 2505-1872 2986-2388 526-564 2043-2841 2659-3202 923-542 3206 1187 3691 1737 505 573 2806 274 3364 543">
          <text:p text:style-name="P4"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Unix OpenOffice.org_project/680m18$Build-9161</meta:generator>
    <meta:creation-date>2011-03-23T04:52:15</meta:creation-date>
    <dc:date>2011-03-23T05:16:09</dc:date>
    <dc:language>en-US</dc:language>
    <meta:editing-cycles>4</meta:editing-cycles>
    <meta:user-defined meta:name="Info 1"/>
    <meta:user-defined meta:name="Info 2"/>
    <meta:user-defined meta:name="Info 3"/>
    <meta:user-defined meta:name="Info 4"/>
    <meta:document-statistic meta:object-count="5"/>
  </office:meta>
</office:document-meta>
</file>